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50e" officeooo:paragraph-rsid="001885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5:49:39.531983029</meta:creation-date>
    <dc:date>2017-02-21T15:49:58.087663775</dc:date>
    <meta:editing-duration>PT1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